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613" officeooo:paragraph-rsid="001ef613"/>
    </style:style>
    <style:style style:name="P2" style:family="paragraph" style:parent-style-name="Standard">
      <style:text-properties fo:font-size="15pt" officeooo:rsid="001f9c2c" officeooo:paragraph-rsid="001f9c2c" style:font-size-asian="13.1000003814697pt" style:font-size-complex="15pt"/>
    </style:style>
    <style:style style:name="P3" style:family="paragraph" style:parent-style-name="Standard">
      <style:text-properties fo:font-size="15pt" officeooo:rsid="001f9c2c" officeooo:paragraph-rsid="002067c2" style:font-size-asian="13.1000003814697pt" style:font-size-complex="15pt"/>
    </style:style>
    <style:style style:name="P4" style:family="paragraph" style:parent-style-name="Standard">
      <style:text-properties fo:font-size="15pt" officeooo:rsid="002120dd" officeooo:paragraph-rsid="002120dd" style:font-size-asian="13.1000003814697pt" style:font-size-complex="15pt"/>
    </style:style>
    <style:style style:name="P5" style:family="paragraph" style:parent-style-name="Standard">
      <style:text-properties fo:font-size="15pt" officeooo:rsid="002315fb" officeooo:paragraph-rsid="002315fb" style:font-size-asian="13.1000003814697pt" style:font-size-complex="15pt"/>
    </style:style>
    <style:style style:name="P6" style:family="paragraph" style:parent-style-name="Standard">
      <style:text-properties fo:font-size="15pt" officeooo:rsid="0040ec56" officeooo:paragraph-rsid="0040ec56" style:font-size-asian="13.1000003814697pt" style:font-size-complex="15pt"/>
    </style:style>
    <style:style style:name="P7" style:family="paragraph" style:parent-style-name="Standard">
      <style:text-properties fo:font-size="11pt" officeooo:rsid="001f9c2c" officeooo:paragraph-rsid="001f9c2c" style:font-size-asian="9.60000038146973pt" style:font-size-complex="11pt"/>
    </style:style>
    <style:style style:name="P8" style:family="paragraph" style:parent-style-name="Standard">
      <style:text-properties fo:font-size="11pt" officeooo:rsid="001f9c2c" officeooo:paragraph-rsid="002120dd" style:font-size-asian="9.60000038146973pt" style:font-size-complex="11pt"/>
    </style:style>
    <style:style style:name="P9" style:family="paragraph" style:parent-style-name="Standard">
      <style:text-properties fo:font-size="11pt" officeooo:rsid="001f9c2c" officeooo:paragraph-rsid="00376d41" style:font-size-asian="9.60000038146973pt" style:font-size-complex="11pt"/>
    </style:style>
    <style:style style:name="P10" style:family="paragraph" style:parent-style-name="Standard">
      <style:text-properties fo:font-size="11pt" officeooo:rsid="002315fb" officeooo:paragraph-rsid="002315fb" style:font-size-asian="9.60000038146973pt" style:font-size-complex="11pt"/>
    </style:style>
    <style:style style:name="P11" style:family="paragraph" style:parent-style-name="Standard">
      <style:text-properties fo:font-size="11pt" officeooo:rsid="002315fb" officeooo:paragraph-rsid="00242b2b" style:font-size-asian="9.60000038146973pt" style:font-size-complex="11pt"/>
    </style:style>
    <style:style style:name="P12" style:family="paragraph" style:parent-style-name="Standard">
      <style:text-properties fo:font-size="11pt" officeooo:rsid="002315fb" officeooo:paragraph-rsid="002536e1" style:font-size-asian="9.60000038146973pt" style:font-size-complex="11pt"/>
    </style:style>
    <style:style style:name="P13" style:family="paragraph" style:parent-style-name="Standard">
      <style:text-properties fo:font-size="11pt" officeooo:rsid="002315fb" officeooo:paragraph-rsid="00297c36" style:font-size-asian="9.60000038146973pt" style:font-size-complex="11pt"/>
    </style:style>
    <style:style style:name="P14" style:family="paragraph" style:parent-style-name="Standard">
      <style:text-properties fo:font-size="11pt" officeooo:rsid="002315fb" officeooo:paragraph-rsid="002b4c2a" style:font-size-asian="9.60000038146973pt" style:font-size-complex="11pt"/>
    </style:style>
    <style:style style:name="P15" style:family="paragraph" style:parent-style-name="Standard">
      <style:text-properties fo:font-size="11pt" officeooo:rsid="002315fb" officeooo:paragraph-rsid="002c5d46" style:font-size-asian="9.60000038146973pt" style:font-size-complex="11pt"/>
    </style:style>
    <style:style style:name="P16" style:family="paragraph" style:parent-style-name="Standard">
      <style:text-properties fo:font-size="11pt" officeooo:rsid="002315fb" officeooo:paragraph-rsid="0041bfd7" style:font-size-asian="9.60000038146973pt" style:font-size-complex="11pt"/>
    </style:style>
    <style:style style:name="P17" style:family="paragraph" style:parent-style-name="Standard">
      <style:text-properties fo:font-size="11pt" officeooo:rsid="002315fb" officeooo:paragraph-rsid="005e8217" style:font-size-asian="9.60000038146973pt" style:font-size-complex="11pt"/>
    </style:style>
    <style:style style:name="P18" style:family="paragraph" style:parent-style-name="Standard">
      <style:text-properties fo:font-size="11pt" officeooo:rsid="00464160" officeooo:paragraph-rsid="00464160" style:font-size-asian="9.60000038146973pt" style:font-size-complex="11pt"/>
    </style:style>
    <style:style style:name="P19" style:family="paragraph" style:parent-style-name="Standard">
      <style:text-properties fo:font-size="11pt" officeooo:rsid="002120dd" officeooo:paragraph-rsid="002120dd" style:font-size-asian="11pt" style:font-size-complex="11pt"/>
    </style:style>
    <style:style style:name="P20" style:family="paragraph" style:parent-style-name="Standard">
      <style:text-properties fo:font-size="11pt" officeooo:rsid="0039b200" officeooo:paragraph-rsid="0040ec56" style:font-size-asian="11pt" style:font-size-complex="11pt"/>
    </style:style>
    <style:style style:name="P21" style:family="paragraph" style:parent-style-name="Standard">
      <style:text-properties fo:font-size="11pt" officeooo:rsid="0039b200" officeooo:paragraph-rsid="0039b200" style:font-size-asian="11pt" style:font-size-complex="11pt"/>
    </style:style>
    <style:style style:name="P22" style:family="paragraph" style:parent-style-name="Standard">
      <style:text-properties fo:font-size="11pt" officeooo:rsid="0039b200" officeooo:paragraph-rsid="006443b5" style:font-size-asian="11pt" style:font-size-complex="11pt"/>
    </style:style>
    <style:style style:name="P23" style:family="paragraph" style:parent-style-name="Standard">
      <style:text-properties fo:font-size="11pt" officeooo:rsid="0058a3dc" officeooo:paragraph-rsid="0058a3dc" style:font-size-asian="11pt" style:font-size-complex="11pt"/>
    </style:style>
    <style:style style:name="P24" style:family="paragraph" style:parent-style-name="Standard">
      <style:text-properties fo:font-size="11pt" officeooo:rsid="0052b538" officeooo:paragraph-rsid="006443b5" style:font-size-asian="11pt" style:font-size-complex="11pt"/>
    </style:style>
    <style:style style:name="P25" style:family="paragraph" style:parent-style-name="Standard">
      <style:text-properties fo:font-size="13pt" officeooo:rsid="002315fb" officeooo:paragraph-rsid="002315fb" style:font-size-asian="11.3500003814697pt" style:font-size-complex="13pt"/>
    </style:style>
    <style:style style:name="P26" style:family="paragraph" style:parent-style-name="Standard">
      <style:text-properties fo:font-size="13pt" officeooo:rsid="002315fb" officeooo:paragraph-rsid="00242b2b" style:font-size-asian="11.3500003814697pt" style:font-size-complex="13pt"/>
    </style:style>
    <style:style style:name="P27" style:family="paragraph" style:parent-style-name="Standard">
      <style:text-properties fo:font-size="13pt" officeooo:rsid="002315fb" officeooo:paragraph-rsid="002536e1" style:font-size-asian="11.3500003814697pt" style:font-size-complex="13pt"/>
    </style:style>
    <style:style style:name="P28" style:family="paragraph" style:parent-style-name="Standard">
      <style:text-properties fo:font-size="13pt" officeooo:rsid="00297c36" officeooo:paragraph-rsid="00297c36" style:font-size-asian="11.3500003814697pt" style:font-size-complex="13pt"/>
    </style:style>
    <style:style style:name="P29" style:family="paragraph" style:parent-style-name="Standard">
      <style:text-properties fo:font-size="13pt" officeooo:rsid="002b4c2a" officeooo:paragraph-rsid="002b4c2a" style:font-size-asian="11.3500003814697pt" style:font-size-complex="13pt"/>
    </style:style>
    <style:style style:name="P30" style:family="paragraph" style:parent-style-name="Standard">
      <style:text-properties fo:font-size="13pt" officeooo:rsid="002b4c2a" officeooo:paragraph-rsid="002c5d46" style:font-size-asian="11.3500003814697pt" style:font-size-complex="13pt"/>
    </style:style>
    <style:style style:name="P31" style:family="paragraph" style:parent-style-name="Standard">
      <style:text-properties fo:font-size="20pt" officeooo:rsid="001ef613" officeooo:paragraph-rsid="001ef613" style:font-size-asian="20pt" style:font-size-complex="20pt"/>
    </style:style>
    <style:style style:name="P32" style:family="paragraph" style:parent-style-name="Standard">
      <style:text-properties officeooo:rsid="006360c7" officeooo:paragraph-rsid="006360c7"/>
    </style:style>
    <style:style style:name="P33" style:family="paragraph" style:parent-style-name="Standard">
      <style:text-properties officeooo:rsid="00646b05" officeooo:paragraph-rsid="00646b05"/>
    </style:style>
    <style:style style:name="T1" style:family="text">
      <style:text-properties officeooo:rsid="002067c2"/>
    </style:style>
    <style:style style:name="T2" style:family="text">
      <style:text-properties officeooo:rsid="002120dd"/>
    </style:style>
    <style:style style:name="T3" style:family="text">
      <style:text-properties officeooo:rsid="00242b2b"/>
    </style:style>
    <style:style style:name="T4" style:family="text">
      <style:text-properties officeooo:rsid="002536e1"/>
    </style:style>
    <style:style style:name="T5" style:family="text">
      <style:text-properties officeooo:rsid="00263ca6"/>
    </style:style>
    <style:style style:name="T6" style:family="text">
      <style:text-properties officeooo:rsid="002745af"/>
    </style:style>
    <style:style style:name="T7" style:family="text">
      <style:text-properties officeooo:rsid="002748d6"/>
    </style:style>
    <style:style style:name="T8" style:family="text">
      <style:text-properties officeooo:rsid="0027c917"/>
    </style:style>
    <style:style style:name="T9" style:family="text">
      <style:text-properties officeooo:rsid="00297c36"/>
    </style:style>
    <style:style style:name="T10" style:family="text">
      <style:text-properties officeooo:rsid="002b4c2a"/>
    </style:style>
    <style:style style:name="T11" style:family="text">
      <style:text-properties officeooo:rsid="002c5d46"/>
    </style:style>
    <style:style style:name="T12" style:family="text">
      <style:text-properties officeooo:rsid="002e4232"/>
    </style:style>
    <style:style style:name="T13" style:family="text">
      <style:text-properties officeooo:rsid="002f9574"/>
    </style:style>
    <style:style style:name="T14" style:family="text">
      <style:text-properties officeooo:rsid="00311276"/>
    </style:style>
    <style:style style:name="T15" style:family="text">
      <style:text-properties officeooo:rsid="0032997b"/>
    </style:style>
    <style:style style:name="T16" style:family="text">
      <style:text-properties officeooo:rsid="00376d41"/>
    </style:style>
    <style:style style:name="T17" style:family="text">
      <style:text-properties officeooo:rsid="0038165b"/>
    </style:style>
    <style:style style:name="T18" style:family="text">
      <style:text-properties officeooo:rsid="003aab40"/>
    </style:style>
    <style:style style:name="T19" style:family="text">
      <style:text-properties officeooo:rsid="003c016d"/>
    </style:style>
    <style:style style:name="T20" style:family="text">
      <style:text-properties officeooo:rsid="003de580"/>
    </style:style>
    <style:style style:name="T21" style:family="text">
      <style:text-properties officeooo:rsid="003f6065"/>
    </style:style>
    <style:style style:name="T22" style:family="text">
      <style:text-properties officeooo:rsid="003fcb30"/>
    </style:style>
    <style:style style:name="T23" style:family="text">
      <style:text-properties officeooo:rsid="0040ec56"/>
    </style:style>
    <style:style style:name="T24" style:family="text">
      <style:text-properties officeooo:rsid="0041bfd7"/>
    </style:style>
    <style:style style:name="T25" style:family="text">
      <style:text-properties officeooo:rsid="00483fab"/>
    </style:style>
    <style:style style:name="T26" style:family="text">
      <style:text-properties officeooo:rsid="0048c6f2"/>
    </style:style>
    <style:style style:name="T27" style:family="text">
      <style:text-properties officeooo:rsid="00498efe"/>
    </style:style>
    <style:style style:name="T28" style:family="text">
      <style:text-properties officeooo:rsid="004b248c"/>
    </style:style>
    <style:style style:name="T29" style:family="text">
      <style:text-properties officeooo:rsid="004c17ba"/>
    </style:style>
    <style:style style:name="T30" style:family="text">
      <style:text-properties officeooo:rsid="004d0194"/>
    </style:style>
    <style:style style:name="T31" style:family="text">
      <style:text-properties officeooo:rsid="004eb314"/>
    </style:style>
    <style:style style:name="T32" style:family="text">
      <style:text-properties officeooo:rsid="004f0159"/>
    </style:style>
    <style:style style:name="T33" style:family="text">
      <style:text-properties officeooo:rsid="004f387e"/>
    </style:style>
    <style:style style:name="T34" style:family="text">
      <style:text-properties officeooo:rsid="00516f49"/>
    </style:style>
    <style:style style:name="T35" style:family="text">
      <style:text-properties officeooo:rsid="0052b538"/>
    </style:style>
    <style:style style:name="T36" style:family="text">
      <style:text-properties officeooo:rsid="00539e7d"/>
    </style:style>
    <style:style style:name="T37" style:family="text">
      <style:text-properties officeooo:rsid="00556a77"/>
    </style:style>
    <style:style style:name="T38" style:family="text">
      <style:text-properties officeooo:rsid="0056f2ef"/>
    </style:style>
    <style:style style:name="T39" style:family="text">
      <style:text-properties officeooo:rsid="00597f5f"/>
    </style:style>
    <style:style style:name="T40" style:family="text">
      <style:text-properties officeooo:rsid="0059f4bd"/>
    </style:style>
    <style:style style:name="T41" style:family="text">
      <style:text-properties officeooo:rsid="005ba39a"/>
    </style:style>
    <style:style style:name="T42" style:family="text">
      <style:text-properties officeooo:rsid="005e8217"/>
    </style:style>
    <style:style style:name="T43" style:family="text">
      <style:text-properties officeooo:rsid="00603683"/>
    </style:style>
    <style:style style:name="T44" style:family="text">
      <style:text-properties officeooo:rsid="0060a280"/>
    </style:style>
    <style:style style:name="T45" style:family="text">
      <style:text-properties officeooo:rsid="0061c7cb"/>
    </style:style>
    <style:style style:name="T46" style:family="text">
      <style:text-properties officeooo:rsid="0061cc64"/>
    </style:style>
    <style:style style:name="T47" style:family="text">
      <style:text-properties officeooo:rsid="006556a5"/>
    </style:style>
    <style:style style:name="T48" style:family="text">
      <style:text-properties officeooo:rsid="00660a8e"/>
    </style:style>
    <style:style style:name="T49" style:family="text">
      <style:text-properties officeooo:rsid="0067060f"/>
    </style:style>
    <style:style style:name="T50" style:family="text">
      <style:text-properties officeooo:rsid="006750d5"/>
    </style:style>
    <style:style style:name="T51" style:family="text">
      <style:text-properties officeooo:rsid="006892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Pay<text:span text:style-name="T20">P</text:span>al Report</text:p>
      <text:p text:style-name="P32">Admin <text:span text:style-name="T49">page</text:span>:</text:p>
      <text:p text:style-name="P33">username=scott</text:p>
      <text:p text:style-name="P33">password=james</text:p>
      <text:p text:style-name="P33">(All lowercase)</text:p>
      <text:p text:style-name="P32">User <text:span text:style-name="T51">for system login</text:span>:</text:p>
      <text:p text:style-name="P22"><text:a xlink:type="simple" xlink:href="mailto:email%3Dsc20soj@leeds.ac.uk" text:style-name="Internet_20_link" text:visited-style-name="Visited_20_Internet_20_Link"><text:span text:style-name="T35">email=sc20soj@leeds.ac.uk</text:span></text:a></text:p>
      <text:p text:style-name="P24">password=James</text:p>
      <text:p text:style-name="P1"/>
      <text:p text:style-name="P4">General statement <text:span text:style-name="T7">and self reflection</text:span></text:p>
      <text:p text:style-name="P19">API is consistent with RESTful design constraints. The specifications outlined in the plan have mostly been kept the same as with the final result. Certain changes had to be made due to lack of consideration as to certain features, such as the amount that was being refunded. The largest difficulty in designing the API was in determining the appropriate amount of work that needs to be put into it as would be valid for this project, certain allowances had to be made, for example the credit card taken doesn’t actually get shown to third parties, <text:span text:style-name="T6">and there are no confirmation emails as would be in an actual purchase. </text:span></text:p>
      <text:p text:style-name="P19"/>
      <text:p text:style-name="P21">All <text:span text:style-name="T18">transactions are still recorded and logged into the system for later reading. </text:span><text:span text:style-name="T27">Database is well managed and data for relational data is kept protected to prevent possible cascades of data loss. </text:span><text:span text:style-name="T28">Additional features, such as a function to auto remove incomplete transactions after a certain amount of time, haven’t been implemented. </text:span><text:span text:style-name="T29">For simplicity the transactions and users aren’t connected by foreign keys, instead the transactions maintain a user_id variable, in which guest users are represented as -1. </text:span><text:span text:style-name="T47">All users can have multiple cards, </text:span><text:span text:style-name="T48">a feature that could have allowed a user to add extra cards to their account would have been desired, but was beyond the scope of the project.</text:span></text:p>
      <text:p text:style-name="P21"/>
      <text:p text:style-name="P23">Another issue is security, this system follows the standard conventions of RESTful API’s but fails to for the most part have decent security and verifications in it’s system, if you know order details, you can manipulate said order etc., anyone can submit a refund request despite it normally only being something that the merchant would be able to do, <text:span text:style-name="T40">presumably with a merchants database with authorisation values.</text:span> This project has mainly demonstrated to me that when you build redundancies, you have to build redundancies for those redundancies. <text:span text:style-name="T39">Additional complexity requires exponentially more work. </text:span><text:span text:style-name="T40">Aside from what </text:span><text:span text:style-name="T41">has been outlined above, appropriate security precautions have been made.</text:span></text:p>
      <text:p text:style-name="P1"/>
      <text:p text:style-name="P6">Testing</text:p>
      <text:p text:style-name="P20">All <text:span text:style-name="T23">Testing was performed using django’s own unit testing framework, </text:span><text:span text:style-name="T29">this significantly reduced the amount of work needed a</text:span><text:span text:style-name="T30">s I could quickly test new functions. Certain details had to be changed such as the current transaction_id to make a payment for, but otherwise massively simplified testing. Later testing of the entire machine was done using payTalk.py, the stand-alone code built for testing the entire program, </text:span><text:span text:style-name="T43">and later </text:span><text:span text:style-name="T50">testing for the entire system was performed using the payTalkOnline.py file</text:span><text:span text:style-name="T30">.</text:span></text:p>
      <text:p text:style-name="P20"/>
      <text:p text:style-name="P3"><text:span text:style-name="T1">A</text:span>ccount User</text:p>
      <text:p text:style-name="P8">User selects a flight, details of flights order, <text:span text:style-name="T2">and then that is </text:span><text:span text:style-name="T16">send via createTransaction</text:span><text:span text:style-name="T2">, the user </text:span><text:span text:style-name="T44">inputs their email and password, </text:span><text:span text:style-name="T45">if valid ones are found</text:span><text:span text:style-name="T2"> details are then taken from the database rather than them having to input </text:span><text:span text:style-name="T46">everything.</text:span></text:p>
      <text:p text:style-name="P2"/>
      <text:p text:style-name="P2">Non-account User</text:p>
      <text:p text:style-name="P9">User selects a flight, details of flights order, <text:span text:style-name="T2">and then that is </text:span><text:span text:style-name="T16">send via createTransaction, </text:span><text:span text:style-name="T17">then the user inputs their details, e.g., email, card details.</text:span></text:p>
      <text:p text:style-name="P7"/>
      <text:p text:style-name="P7"/>
      <text:p text:style-name="P5">API Functions</text:p>
      <text:p text:style-name="P18">List of available API requests that <text:span text:style-name="T26">the API will listen too</text:span>. All return appropriate error message<text:span text:style-name="T25">s</text:span> to help a user diagnose issues with their inputs.</text:p>
      <text:p text:style-name="P18"><text:soft-page-break/></text:p>
      <text:p text:style-name="P25"><text:span text:style-name="T15">c</text:span>reateTransaction</text:p>
      <text:p text:style-name="P17">P<text:span text:style-name="T24">OST</text:span> request, creates transaction object, <text:span text:style-name="T31">marks the transaction </text:span><text:span text:style-name="T35">a</text:span><text:span text:style-name="T31">s “unpaid”, </text:span><text:span text:style-name="T42">a</text:span>nd returns said object <text:span text:style-name="T31">with it’s ID number”.</text:span></text:p>
      <text:p text:style-name="P10"/>
      <text:p text:style-name="P25"><text:span text:style-name="T15">g</text:span>etTransaction</text:p>
      <text:p text:style-name="P10">GET request, returns <text:span text:style-name="T32">the</text:span> transaction of <text:span text:style-name="T32">a</text:span> specified ID number.</text:p>
      <text:p text:style-name="P10"/>
      <text:p text:style-name="P25"><text:span text:style-name="T14">g</text:span>etUserTransaction<text:span text:style-name="T14">s</text:span></text:p>
      <text:p text:style-name="P10">GET request, returns <text:span text:style-name="T33">the</text:span> transaction<text:span text:style-name="T3">s </text:span><text:span text:style-name="T33">belonging to</text:span> <text:span text:style-name="T33">a</text:span> specified <text:span text:style-name="T3">user </text:span><text:span text:style-name="T33">ID</text:span>.</text:p>
      <text:p text:style-name="P10"/>
      <text:p text:style-name="P26"><text:span text:style-name="T14">g</text:span>etUser<text:span text:style-name="T3">Details</text:span></text:p>
      <text:p text:style-name="P11">GET request, returns <text:span text:style-name="T3">user with specific email and password, also returns card and </text:span><text:span text:style-name="T34">it’s</text:span><text:span text:style-name="T3"> billing address.</text:span></text:p>
      <text:p text:style-name="P11"/>
      <text:p text:style-name="P27"><text:span text:style-name="T13">g</text:span>et<text:span text:style-name="T4">Email</text:span>Transaction</text:p>
      <text:p text:style-name="P12">GET request, returns transaction<text:span text:style-name="T3">s</text:span> of specified <text:span text:style-name="T5">email, </text:span><text:span text:style-name="T8">main work around for not implementing an email sending function</text:span>.</text:p>
      <text:p text:style-name="P12"/>
      <text:p text:style-name="P28">makePayment</text:p>
      <text:p text:style-name="P16">P<text:span text:style-name="T24">OST</text:span> request, <text:span text:style-name="T9">receives the card details and billing address for the transaction, </text:span><text:span text:style-name="T36">if this is the payment of a registered user, uses their present cards in the system to carry out transaction</text:span><text:span text:style-name="T9">, marks said transaction as “</text:span><text:span text:style-name="T37">paid”</text:span><text:span text:style-name="T9">.</text:span></text:p>
      <text:p text:style-name="P13"/>
      <text:p text:style-name="P29">refundTransaction</text:p>
      <text:p text:style-name="P16">P<text:span text:style-name="T24">OST</text:span> request, <text:span text:style-name="T9">receives the </text:span><text:span text:style-name="T10">transaction ID and the amount to be refunded, returns the updated transaction record. </text:span><text:span text:style-name="T19">External companies are responsible for enforcing their refunds, under normal circumstances a company would be contacted by a user then they would send the refund request. </text:span><text:span text:style-name="T20">System logs the data and time of requests, as with </text:span><text:span text:style-name="T21">P</text:span><text:span text:style-name="T20">ayPal itself, a </text:span><text:span text:style-name="T22">transaction</text:span><text:span text:style-name="T20"> can only be refunded once.</text:span></text:p>
      <text:p text:style-name="P14"/>
      <text:p text:style-name="P30"><text:span text:style-name="T11">cancel</text:span>Transaction</text:p>
      <text:p text:style-name="P15">Post request, <text:span text:style-name="T9">receives the </text:span><text:span text:style-name="T10">transaction ID, returns </text:span><text:span text:style-name="T12">confirmation of deletion </text:span><text:span text:style-name="T38">from the database</text:span><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8:56:57.230691407</meta:creation-date>
    <dc:date>2023-05-06T12:51:54.508965354</dc:date>
    <meta:editing-duration>PT3H6M</meta:editing-duration>
    <meta:editing-cycles>70</meta:editing-cycles>
    <meta:generator>LibreOffice/7.3.7.2$Linux_X86_64 LibreOffice_project/30$Build-2</meta:generator>
    <meta:document-statistic meta:table-count="0" meta:image-count="0" meta:object-count="0" meta:page-count="2" meta:paragraph-count="36" meta:word-count="712" meta:character-count="4579" meta:non-whitespace-character-count="3902"/>
  </office:meta>
</office:document-meta>
</file>